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7528" calcext:value-type="float">
            <text:p>24.4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3712" calcext:value-type="float">
            <text:p>23.6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7776" calcext:value-type="float">
            <text:p>24.8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3496" calcext:value-type="float">
            <text:p>24.9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4704" calcext:value-type="float">
            <text:p>25.4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0592" calcext:value-type="float">
            <text:p>25.3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4248" calcext:value-type="float">
            <text:p>24.8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3288" calcext:value-type="float">
            <text:p>24.7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6608" calcext:value-type="float">
            <text:p>24.6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8968" calcext:value-type="float">
            <text:p>24.5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1912" calcext:value-type="float">
            <text:p>24.4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1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200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454111361701</text:p>
          </table:table-cell>
          <table:table-cell office:value-type="string" calcext:value-type="string">
            <text:p>A-20-07 25DCB2 [LMEX-4S]</text:p>
          </table:table-cell>
          <table:table-cell office:value-type="string" calcext:value-type="string">
            <text:p>199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30" meta:object-count="0"/>
    <meta:user-defined meta:name="AppVersion">3.0</meta:user-defined>
  </office:meta>
</office:document-meta>
</file>